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Voorbeeld ERD:</text:p>
      <text:p text:style-name="Standaard"><draw:frame draw:style-name="a0" draw:name="Afbeelding 1" text:anchor-type="as-char" svg:x="0in" svg:y="0in" svg:width="6.3in" svg:height="4.55347in" style:rel-width="scale" style:rel-height="scale"><draw:image xlink:href="media/image1.png" xlink:type="simple" xlink:show="embed" xlink:actuate="onLoad"/><svg:title/><svg:desc>Afbeelding met tekst, diagram, Technische tekening, Plan

Automatisch gegenereerde beschrijving</svg:desc></draw:frame></text:p>
      <text:p text:style-name="Standaard">Wireframes:</text:p>
      <text:p text:style-name="Standaard"><draw:frame draw:style-name="a1" draw:name="Afbeelding 3" text:anchor-type="as-char" svg:x="0in" svg:y="0in" svg:width="6.3in" svg:height="3.175in" style:rel-width="scale" style:rel-height="scale"><draw:image xlink:href="media/image2.png" xlink:type="simple" xlink:show="embed" xlink:actuate="onLoad"/><svg:title/><svg:desc>Afbeelding met tekst, diagram, Plan, schets

Automatisch gegenereerde beschrijving</svg:desc></draw:frame></text:p>
      <text:p text:style-name="P2"/>
      <text:p text:style-name="Standaard">Flowchart:</text:p>
      <text:p text:style-name="Standaard"><draw:frame draw:style-name="a2" draw:name="Afbeelding 8" text:anchor-type="as-char" svg:x="0in" svg:y="0in" svg:width="6.3in" svg:height="3.16597in" style:rel-width="scale" style:rel-height="scale"><draw:image xlink:href="media/image3.png" xlink:type="simple" xlink:show="embed" xlink:actuate="onLoad"/><svg:title/><svg:desc>Afbeelding met diagram, Plan, lijn, Technische tekening

Automatisch gegenereerde beschrijving</svg:desc></draw:frame></text:p>
      <text:p text:style-name="Standaard">Activity diagram:</text:p>
      <text:p text:style-name="Standaard"><draw:frame draw:style-name="a3" draw:name="Afbeelding 1" text:anchor-type="as-char" svg:x="0in" svg:y="0in" svg:width="5.66716in" svg:height="5.0421in" style:rel-width="scale" style:rel-height="scale"><draw:image xlink:href="media/image4.png" xlink:type="simple" xlink:show="embed" xlink:actuate="onLoad"/><svg:title/><svg:desc>Afbeelding met diagram, patroon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jk, Jens van (student)</meta:initial-creator>
    <dc:creator>Dijk, Jens van (student)</dc:creator>
    <meta:creation-date>2024-05-05T20:24:00Z</meta:creation-date>
    <dc:date>2024-05-05T20:24:00Z</dc:date>
    <meta:template xlink:href="Normal.dotm" xlink:type="simple"/>
    <meta:editing-cycles>2</meta:editing-cycles>
    <meta:editing-duration>PT0S</meta:editing-duration>
    <meta:document-statistic meta:page-count="2" meta:paragraph-count="1" meta:word-count="10" meta:character-count="64" meta:row-count="1" meta:non-whitespace-character-count="55"/>
  </office:meta>
</office:document-meta>
</file>